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Text_20body" style:family="paragraph">
      <style:paragraph-properties style:master-page-name="Standard1"/>
      <style:text-properties fo:font-family="Times New Roman" fo:font-size="12.000000000000000pt" fo:font-weight="bold"/>
    </style:style>
    <style:style style:name="T1" style:parent-style-name="Text_20body" style:family="text"/>
    <style:style style:name="P2" style:parent-style-name="Text_20body" style:family="paragraph">
      <style:text-properties fo:font-family="Times New Roman" fo:font-size="12.000000000000000pt"/>
    </style:style>
    <style:style style:name="P3" style:parent-style-name="Text_20body" style:family="paragraph">
      <style:text-properties fo:font-family="Times New Roman" fo:font-size="12.000000000000000pt" fo:font-weight="bold"/>
    </style:style>
    <style:style style:name="P4" style:parent-style-name="Standard" style:family="paragraph">
      <style:paragraph-properties fo:margin-bottom="0.000000000000000pt" fo:margin-left="0.000000000000000pt" fo:margin-right="0.000000000000000pt" fo:margin-top="0.000000000000000pt"/>
      <style:text-properties fo:font-family="Times New Roman" fo:font-size="12.000000000000000pt"/>
    </style:style>
    <style:style style:name="T2" style:parent-style-name="Standard" style:family="text"/>
    <style:style style:name="P5" style:parent-style-name="Text_20body" style:family="paragraph">
      <style:paragraph-properties fo:background-color="transparent"/>
      <style:text-properties fo:font-family="Times New Roman" fo:font-size="12.000000000000000pt"/>
    </style:style>
    <text:list-style style:name="L21" style:display-name="L2">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text:list-style style:name="L31" style:display-name="L3">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text:list-style style:name="L11" style:display-name="L1">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office:automatic-styles>
  <office:body>
    <office:text>
      <text:tracked-changes>
        <text:changed-region text:id="F">
          <text:format-change>
            <office:change-info>
              <dc:creator>Tamino Dauth</dc:creator>
              <dc:date>2010-02-18T21:47:00</dc:date>
            </office:change-info>
          </text:format-change>
        </text:changed-region>
        <text:changed-region text:id="F1">
          <text:format-change>
            <office:change-info>
              <dc:creator>Tamino Dauth</dc:creator>
              <dc:date>2010-02-18T21:47:00</dc:date>
            </office:change-info>
          </text:format-change>
        </text:changed-region>
        <text:changed-region text:id="F2">
          <text:format-change>
            <office:change-info>
              <dc:creator>Tamino Dauth</dc:creator>
              <dc:date>2010-02-18T21:47:00</dc:date>
            </office:change-info>
          </text:format-change>
        </text:changed-region>
        <text:changed-region text:id="F3">
          <text:format-change>
            <office:change-info>
              <dc:creator>Tamino Dauth</dc:creator>
              <dc:date>2010-02-18T21:47:00</dc:date>
            </office:change-info>
          </text:format-change>
        </text:changed-region>
        <text:changed-region text:id="F4">
          <text:format-change>
            <office:change-info>
              <dc:creator>Tamino Dauth</dc:creator>
              <dc:date>2010-02-18T21:47:00</dc:date>
            </office:change-info>
          </text:format-change>
        </text:changed-region>
        <text:changed-region text:id="F5">
          <text:format-change>
            <office:change-info>
              <dc:creator>Tamino Dauth</dc:creator>
              <dc:date>2010-02-18T21:47:00</dc:date>
            </office:change-info>
          </text:format-change>
        </text:changed-region>
        <text:changed-region text:id="F6">
          <text:format-change>
            <office:change-info>
              <dc:creator>Tamino Dauth</dc:creator>
              <dc:date>2010-02-18T21:47:00</dc:date>
            </office:change-info>
          </text:format-change>
        </text:changed-region>
        <text:changed-region text:id="F7">
          <text:format-change>
            <office:change-info>
              <dc:creator>Tamino Dauth</dc:creator>
              <dc:date>2010-02-18T21:47:00</dc:date>
            </office:change-info>
          </text:format-change>
        </text:changed-region>
        <text:changed-region text:id="F8">
          <text:format-change>
            <office:change-info>
              <dc:creator>Tamino Dauth</dc:creator>
              <dc:date>2010-02-18T21:48:00</dc:date>
            </office:change-info>
          </text:format-change>
        </text:changed-region>
        <text:changed-region text:id="F9">
          <text:format-change>
            <office:change-info>
              <dc:creator>Tamino Dauth</dc:creator>
              <dc:date>2010-02-18T21:48:00</dc:date>
            </office:change-info>
          </text:format-change>
        </text:changed-region>
        <text:changed-region text:id="F10">
          <text:format-change>
            <office:change-info>
              <dc:creator>Tamino Dauth</dc:creator>
              <dc:date>2010-02-18T21:47:00</dc:date>
            </office:change-info>
          </text:format-change>
        </text:changed-region>
        <text:changed-region text:id="F11">
          <text:format-change>
            <office:change-info>
              <dc:creator>Tamino Dauth</dc:creator>
              <dc:date>2010-02-18T21:47:00</dc:date>
            </office:change-info>
          </text:format-change>
        </text:changed-region>
        <text:changed-region text:id="F12">
          <text:format-change>
            <office:change-info>
              <dc:creator>Tamino Dauth</dc:creator>
              <dc:date>2010-02-18T21:47:00</dc:date>
            </office:change-info>
          </text:format-change>
        </text:changed-region>
        <text:changed-region text:id="F13">
          <text:format-change>
            <office:change-info>
              <dc:creator>Tamino Dauth</dc:creator>
              <dc:date>2010-02-18T21:47:00</dc:date>
            </office:change-info>
          </text:format-change>
        </text:changed-region>
        <text:changed-region text:id="F14">
          <text:format-change>
            <office:change-info>
              <dc:creator>Tamino Dauth</dc:creator>
              <dc:date>2010-02-18T21:47:00</dc:date>
            </office:change-info>
          </text:format-change>
        </text:changed-region>
        <text:changed-region text:id="F15">
          <text:format-change>
            <office:change-info>
              <dc:creator>Tamino Dauth</dc:creator>
              <dc:date>2010-02-18T21:47:00</dc:date>
            </office:change-info>
          </text:format-change>
        </text:changed-region>
        <text:changed-region text:id="F16">
          <text:format-change>
            <office:change-info>
              <dc:creator>Tamino Dauth</dc:creator>
              <dc:date>2010-02-18T21:47:00</dc:date>
            </office:change-info>
          </text:format-change>
        </text:changed-region>
        <text:changed-region text:id="F17">
          <text:format-change>
            <office:change-info>
              <dc:creator>Tamino Dauth</dc:creator>
              <dc:date>2010-02-18T21:47:00</dc:date>
            </office:change-info>
          </text:format-change>
        </text:changed-region>
        <text:changed-region text:id="F18">
          <text:format-change>
            <office:change-info>
              <dc:creator>Tamino Dauth</dc:creator>
              <dc:date>2010-02-18T21:47:00</dc:date>
            </office:change-info>
          </text:format-change>
        </text:changed-region>
        <text:changed-region text:id="F19">
          <text:format-change>
            <office:change-info>
              <dc:creator>Tamino Dauth</dc:creator>
              <dc:date>2010-02-18T21:48:00</dc:date>
            </office:change-info>
          </text:format-change>
        </text:changed-region>
        <text:changed-region text:id="F20">
          <text:format-change>
            <office:change-info>
              <dc:creator>Tamino Dauth</dc:creator>
              <dc:date>2010-02-18T21:50:00</dc:date>
            </office:change-info>
          </text:format-change>
        </text:changed-region>
        <text:changed-region text:id="F21">
          <text:format-change>
            <office:change-info>
              <dc:creator>Tamino Dauth</dc:creator>
              <dc:date>2010-02-18T21:50:00</dc:date>
            </office:change-info>
          </text:format-change>
        </text:changed-region>
        <text:changed-region text:id="F22">
          <text:format-change>
            <office:change-info>
              <dc:creator>Tamino Dauth</dc:creator>
              <dc:date>2010-02-18T21:50:00</dc:date>
            </office:change-info>
          </text:format-change>
        </text:changed-region>
        <text:changed-region text:id="F23">
          <text:format-change>
            <office:change-info>
              <dc:creator>Tamino Dauth</dc:creator>
              <dc:date>2010-02-18T21:47:00</dc:date>
            </office:change-info>
          </text:format-change>
        </text:changed-region>
        <text:changed-region text:id="F24">
          <text:format-change>
            <office:change-info>
              <dc:creator>Tamino Dauth</dc:creator>
              <dc:date>2010-02-18T21:47:00</dc:date>
            </office:change-info>
          </text:format-change>
        </text:changed-region>
        <text:changed-region text:id="F25">
          <text:format-change>
            <office:change-info>
              <dc:creator>Tamino Dauth</dc:creator>
              <dc:date>2010-02-18T21:47:00</dc:date>
            </office:change-info>
          </text:format-change>
        </text:changed-region>
        <text:changed-region text:id="F26">
          <text:format-change>
            <office:change-info>
              <dc:creator>Tamino Dauth</dc:creator>
              <dc:date>2010-02-18T21:47:00</dc:date>
            </office:change-info>
          </text:format-change>
        </text:changed-region>
        <text:changed-region text:id="F27">
          <text:format-change>
            <office:change-info>
              <dc:creator>Tamino Dauth</dc:creator>
              <dc:date>2010-02-18T21:47:00</dc:date>
            </office:change-info>
          </text:format-change>
        </text:changed-region>
        <text:changed-region text:id="F28">
          <text:format-change>
            <office:change-info>
              <dc:creator>Tamino Dauth</dc:creator>
              <dc:date>2010-02-18T21:47:00</dc:date>
            </office:change-info>
          </text:format-change>
        </text:changed-region>
        <text:changed-region text:id="F29">
          <text:format-change>
            <office:change-info>
              <dc:creator>Tamino Dauth</dc:creator>
              <dc:date>2010-02-18T21:47:00</dc:date>
            </office:change-info>
          </text:format-change>
        </text:changed-region>
        <text:changed-region text:id="D">
          <text:deletion>
            <office:change-info>
              <dc:creator>Tamino Dauth</dc:creator>
              <dc:date>2010-02-18T21:48:00</dc:date>
            </office:change-info>
          </text:deletion>
        </text:changed-region>
        <text:changed-region text:id="F30">
          <text:format-change>
            <office:change-info>
              <dc:creator>Tamino Dauth</dc:creator>
              <dc:date>2010-02-18T21:48:00</dc:date>
            </office:change-info>
          </text:format-change>
        </text:changed-region>
        <text:changed-region text:id="F31">
          <text:format-change>
            <office:change-info>
              <dc:creator>Tamino Dauth</dc:creator>
              <dc:date>2010-02-18T21:48:00</dc:date>
            </office:change-info>
          </text:format-change>
        </text:changed-region>
        <text:changed-region text:id="D1">
          <text:deletion>
            <office:change-info>
              <dc:creator>Tamino Dauth</dc:creator>
              <dc:date>2010-02-18T21:50:00</dc:date>
            </office:change-info>
            <text:p>"</text:p>
          </text:deletion>
        </text:changed-region>
        <text:changed-region text:id="I">
          <text:insertion>
            <office:change-info>
              <dc:creator>Tamino Dauth</dc:creator>
              <dc:date>2010-02-18T21:50:00</dc:date>
            </office:change-info>
          </text:insertion>
        </text:changed-region>
        <text:changed-region text:id="F32">
          <text:format-change>
            <office:change-info>
              <dc:creator>Tamino Dauth</dc:creator>
              <dc:date>2010-02-18T21:47:00</dc:date>
            </office:change-info>
          </text:format-change>
        </text:changed-region>
        <text:changed-region text:id="F33">
          <text:format-change>
            <office:change-info>
              <dc:creator>Tamino Dauth</dc:creator>
              <dc:date>2010-02-18T21:47:00</dc:date>
            </office:change-info>
          </text:format-change>
        </text:changed-region>
        <text:changed-region text:id="D2">
          <text:deletion>
            <office:change-info>
              <dc:creator>Tamino Dauth</dc:creator>
              <dc:date>2010-02-18T21:50:00</dc:date>
            </office:change-info>
            <text:p>"</text:p>
          </text:deletion>
        </text:changed-region>
        <text:changed-region text:id="I1">
          <text:insertion>
            <office:change-info>
              <dc:creator>Tamino Dauth</dc:creator>
              <dc:date>2010-02-18T21:50:00</dc:date>
            </office:change-info>
          </text:insertion>
        </text:changed-region>
        <text:changed-region text:id="F34">
          <text:format-change>
            <office:change-info>
              <dc:creator>Tamino Dauth</dc:creator>
              <dc:date>2010-02-18T21:48:00</dc:date>
            </office:change-info>
          </text:format-change>
        </text:changed-region>
        <text:changed-region text:id="F35">
          <text:format-change>
            <office:change-info>
              <dc:creator>Tamino Dauth</dc:creator>
              <dc:date>2010-02-18T21:48:00</dc:date>
            </office:change-info>
          </text:format-change>
        </text:changed-region>
        <text:changed-region text:id="F36">
          <text:format-change>
            <office:change-info>
              <dc:creator>Tamino Dauth</dc:creator>
              <dc:date>2010-02-18T21:47:00</dc:date>
            </office:change-info>
          </text:format-change>
        </text:changed-region>
        <text:changed-region text:id="F37">
          <text:format-change>
            <office:change-info>
              <dc:creator>Tamino Dauth</dc:creator>
              <dc:date>2010-02-18T21:47:00</dc:date>
            </office:change-info>
          </text:format-change>
        </text:changed-region>
      </text:tracked-changes>
      <text:page-sequence>
        <text:page text:master-page-name="Standard1"/>
      </text:page-sequence>
      <text:p text:style-name="P1"><text:bookmark text:name="y7m20"/><text:change-start text:change-id="F"/><text:span text:style-name="T1">Name</text:span><text:change-end text:change-id="F"/><text:change-start text:change-id="F1"/><text:bookmark text:name="y7m21"/><text:change-end text:change-id="F1"/></text:p>
      <text:p text:style-name="P2"><text:change-start text:change-id="F2"/><text:span text:style-name="T1">Talras</text:span><text:change-end text:change-id="F2"/><text:change-start text:change-id="F3"/><text:bookmark text:name="y7m22"/><text:change-end text:change-id="F3"/></text:p>
      <text:p text:style-name="P2"><text:bookmark text:name="y7m24"/><text:bookmark text:name="y7m23"/></text:p>
      <text:p text:style-name="P3"><text:change-start text:change-id="F4"/><text:span text:style-name="T1">Beschreibung</text:span><text:change-end text:change-id="F4"/><text:change-start text:change-id="F5"/><text:bookmark text:name="y7m25"/><text:change-end text:change-id="F5"/></text:p>
      <text:p text:style-name="P2"><text:change-start text:change-id="F6"/><text:span text:style-name="T1">Talras ist eine ca. 200 Jahre alte Burg. Zunächst war es nur eine kleine Feste aus Holz, später wurde sie dann um Steinmauern erweitert. Sie dient als Schutz für die umliegenden Ländereien und Höfe der Bauern, die dafür regelmäßig Tribut (Den Zehnten) an den Herzog von Talras zahlen. Der Herzog von Talras</text:span><text:change-end text:change-id="F6"/>, Heimrich,<text:change-start text:change-id="F7"/><text:span text:style-name="T1"><text:s/>ist der Herr der Burg. Schon seit drei Generationen herrscht sein Geschlecht über diese Ländereien und über die Burg. Sein Großvater kämpfte an der Seite des damaligen Königs als Vasall und wurde dank seiner Tapferkeit vom König zum Ritter geschlagen. Der König vermachte ihm dieses Stück Land und des Herzogs Großvater lies die Feste ausbauen. Mit der Zeit siedelten sich auch noch einige Bauern an, die das Land bestellten und so wuchs die Bevölkerung und damit auch der Reichtum des Geschlechts. Die Burg liegt auf einem gut verteidigbaren Felsen und man erreicht sie nur, indem man den steilen Pfad besteigt und die Brücke zum Tor überquert. Sie besteht aus einer Vor- und einer Innenburg.</text:span><text:change-end text:change-id="F7"/></text:p>
      <text:p text:style-name="P2"><text:bookmark text:name="c_xe0"/></text:p>
      <text:p text:style-name="P3"><text:change-start text:change-id="F8"/><text:span text:style-name="T1">Die Gebäude der Vorburg:</text:span><text:change-end text:change-id="F8"/><text:change-start text:change-id="F9"/><text:bookmark text:name="r5bd0"/><text:change-end text:change-id="F9"/></text:p>
      <text:list text:style-name="L21">
        <text:list-item>
          <text:p text:style-name="P2"><text:bookmark text:name="idf-2"/><text:change-start text:change-id="F10"/><text:span text:style-name="T1">Brunnen</text:span><text:change-end text:change-id="F10"/></text:p>
        </text:list-item>
        <text:list-item>
          <text:p text:style-name="P2"><text:bookmark text:name="idf-3"/><text:change-start text:change-id="F11"/><text:span text:style-name="T1">Schmiede</text:span><text:change-end text:change-id="F11"/></text:p>
        </text:list-item>
        <text:list-item>
          <text:p text:style-name="P2"><text:change-start text:change-id="F12"/><text:span text:style-name="T1">Haus Sisgards</text:span><text:change-end text:change-id="F12"/></text:p>
        </text:list-item>
        <text:list-item>
          <text:p text:style-name="P2"><text:change-start text:change-id="F13"/><text:span text:style-name="T1">Salberhaus</text:span><text:change-end text:change-id="F13"/></text:p>
        </text:list-item>
        <text:list-item>
          <text:p text:style-name="P2"><text:change-start text:change-id="F14"/><text:span text:style-name="T1">Hütten der Jäger</text:span><text:change-end text:change-id="F14"/></text:p>
        </text:list-item>
        <text:list-item>
          <text:p text:style-name="P2"><text:change-start text:change-id="F15"/><text:span text:style-name="T1">Gasthaus</text:span><text:change-end text:change-id="F15"/></text:p>
        </text:list-item>
        <text:list-item>
          <text:p text:style-name="P2"><text:bookmark text:name="idf-4"/><text:change-start text:change-id="F16"/><text:span text:style-name="T1">Die Wohnungen der Pförtner, Torknechte und der übrigen Wächter (vereint in einem großen Gebäude)</text:span><text:change-end text:change-id="F16"/></text:p>
        </text:list-item>
        <text:list-item>
          <text:p text:style-name="P2"><text:bookmark text:name="idf-5"/><text:change-start text:change-id="F17"/><text:span text:style-name="T1">Torhaus</text:span><text:change-end text:change-id="F17"/></text:p>
        </text:list-item>
        <text:list-item>
          <text:p text:style-name="P2"><text:bookmark text:name="idf-6"/><text:change-start text:change-id="F18"/><text:span text:style-name="T1">Graben</text:span><text:change-end text:change-id="F18"/></text:p>
        </text:list-item>
      </text:list>
      <text:p text:style-name="P2"/>
      <text:p text:style-name="P3"><text:bookmark text:name="r5bd12"/><text:change-start text:change-id="F19"/><text:span text:style-name="T1">Die Gebäude der Innenburg:</text:span><text:change-end text:change-id="F19"/></text:p>
      <text:list text:style-name="L31">
        <text:list-item>
          <text:p text:style-name="P4"><text:bookmark text:name="idf-8"/><text:bookmark text:name="idf-7"/><text:change-start text:change-id="F20"/><text:span text:style-name="T2">Bergfried</text:span><text:change-end text:change-id="F20"/></text:p>
        </text:list-item>
        <text:list-item>
          <text:p text:style-name="P4"><text:change-start text:change-id="F21"/><text:span text:style-name="T2">Friedhof/Gräber</text:span><text:change-end text:change-id="F21"/></text:p>
        </text:list-item>
        <text:list-item>
          <text:p text:style-name="P4"><text:change-start text:change-id="F22"/><text:span text:style-name="T2">Wohngebäude des Herzogs, seiner Ritter, seines Klerikers und seines Vogtes</text:span><text:change-end text:change-id="F22"/></text:p>
        </text:list-item>
      </text:list>
      <text:list text:style-name="L11">
        <text:list-item>
          <text:p text:style-name="P5"><text:bookmark text:name="idf-11"/><text:change-start text:change-id="F23"/><text:span text:style-name="T1">Brunnen</text:span><text:change-end text:change-id="F23"/></text:p>
        </text:list-item>
        <text:list-item>
          <text:p text:style-name="P5"><text:change-start text:change-id="F24"/><text:span text:style-name="T1">Tor zur Außenburg</text:span><text:change-end text:change-id="F24"/></text:p>
        </text:list-item>
        <text:list-item>
          <text:p text:style-name="P5"><text:change-start text:change-id="F25"/><text:span text:style-name="T1">Tor nach draußen</text:span><text:change-end text:change-id="F25"/></text:p>
        </text:list-item>
        <text:list-item>
          <text:p text:style-name="P5"><text:bookmark text:name="idf-12"/><text:change-start text:change-id="F26"/><text:span text:style-name="T1">Garten</text:span><text:change-end text:change-id="F26"/><text:change-start text:change-id="F27"/><text:bookmark text:name="r_5g0"/><text:change-end text:change-id="F27"/><text:change-start text:change-id="F28"/><text:bookmark text:name="r5bd121"/><text:change-end text:change-id="F28"/><text:change-start text:change-id="F29"/><text:change text:change-id="D"/><text:change-end text:change-id="F29"/></text:p>
        </text:list-item>
      </text:list>
      <text:p text:style-name="P2"><text:bookmark text:name="r_5g1"/></text:p>
      <text:p text:style-name="P3"><text:bookmark text:name="r_5g21"/><text:change-start text:change-id="F30"/><text:span text:style-name="T1">Musikstück</text:span><text:change-end text:change-id="F30"/><text:change-start text:change-id="F31"/><text:bookmark text:name="idf-14"/><text:change-end text:change-id="F31"/></text:p>
      <text:p text:style-name="P2"><text:change text:change-id="D1"/><text:change-start text:change-id="I"/><text:span text:style-name="T1">“</text:span><text:change-end text:change-id="I"/><text:change-start text:change-id="F32"/><text:span text:style-name="T1">Music/Talras.mp3</text:span><text:change-end text:change-id="F32"/><text:change-start text:change-id="F33"/><text:change text:change-id="D2"/><text:change-end text:change-id="F33"/><text:change-start text:change-id="I1"/><text:span text:style-name="T1">”</text:span><text:change-end text:change-id="I1"/></text:p>
      <text:p text:style-name="P2"><text:bookmark text:name="y7m28"/></text:p>
      <text:p text:style-name="P3"><text:bookmark text:name="y7m29"/><text:change-start text:change-id="F34"/><text:span text:style-name="T1">Charaktere</text:span><text:change-end text:change-id="F34"/><text:change-start text:change-id="F35"/><text:bookmark text:name="y7m210"/><text:change-end text:change-id="F35"/></text:p>
      <text:p text:style-name="P2"><text:change-start text:change-id="F36"/><text:span text:style-name="T1">-</text:span><text:change-end text:change-id="F36"/><text:change-start text:change-id="F37"/><text:bookmark text:name="cbh-0"/><text:change-end text:change-id="F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lor="#000000" fo:country="US" fo:font-family="Times New Roman" fo:font-size="12.000000000000000pt" fo:language="en"/>
    </style:default-style>
    <style:style style:name="Text_20body" style:display-name="Text body"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lor="#000000" fo:country="US" fo:font-family="Verdana, sans-serif" fo:font-size="10.000000000000000pt" fo:language="en"/>
    </style:style>
    <style:style style:name="List" style:display-name="List"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lor="#000000" fo:country="US" fo:font-family="Verdana, sans-serif" fo:font-size="10.000000000000000pt" fo:language="en"/>
    </style:style>
    <style:style style:name="Sender" style:display-name="Sender" style:family="paragraph">
      <style:paragraph-properties fo:margin-bottom="0.000000000000000pt" fo:margin-left="4.308668881600000pt" fo:margin-right="4.308668881600000pt" fo:margin-top="0.000000000000000pt" fo:text-indent="0.000000000000000pt" style:tab-stop-distance="35.461478755799995pt" style:writing-mode="page"/>
      <style:text-properties fo:color="#000000" fo:country="US" fo:font-family="Verdana, sans-serif" fo:font-size="10.000000000000000pt" fo:font-style="italic" fo:language="en"/>
    </style:style>
    <style:style style:name="Horizontal_20Line" style:display-name="Horizontal Line" style:family="paragraph" style:next-style-name="Text_20body">
      <style:paragraph-properties fo:border-bottom="0.056693pt double #808080" fo:margin-bottom="14.144906394200000pt" fo:margin-left="4.308668881600000pt" fo:margin-right="4.308668881600000pt" fo:margin-top="0.000000000000000pt" fo:padding-bottom="0.000000000000000pt" fo:padding-left="0.000000000000000pt" fo:padding-right="0.000000000000000pt" fo:padding-top="0.000000000000000pt" fo:text-indent="0.000000000000000pt" style:border-line-width-bottom="0.056693pt 0.992128pt 0.056693pt" style:tab-stop-distance="35.461478755799995pt" style:writing-mode="page"/>
      <style:text-properties fo:color="#000000" fo:country="US" fo:font-family="Verdana, sans-serif" fo:font-size="6.000000000000000pt" fo:language="en"/>
    </style:style>
    <style:style style:name="Standard" style:display-name="Standard" style:family="paragraph">
      <style:paragraph-properties fo:margin-bottom="4.308668881600000pt" fo:margin-left="4.308668881600000pt" fo:margin-right="4.308668881600000pt" fo:margin-top="4.308668881600000pt" fo:text-indent="0.000000000000000pt" style:tab-stop-distance="35.461478755799995pt" style:writing-mode="page"/>
      <style:text-properties fo:color="#000000" fo:country="US" fo:font-family="Verdana, sans-serif" fo:font-size="10.000000000000000pt" fo:language="en"/>
    </style:style>
    <style:style style:name="Index" style:display-name="Index" style:family="paragraph">
      <style:paragraph-properties fo:margin-bottom="4.308668881600000pt" fo:margin-left="4.308668881600000pt" fo:margin-right="4.308668881600000pt" fo:margin-top="4.308668881600000pt" fo:text-indent="0.000000000000000pt" style:tab-stop-distance="35.461478755799995pt" style:writing-mode="page"/>
      <style:text-properties fo:color="#000000" fo:country="US" fo:font-family="Verdana, sans-serif" fo:font-size="10.000000000000000pt" fo:language="en"/>
    </style:style>
    <style:style style:name="Footer" style:display-name="Footer" style:family="paragraph">
      <style:paragraph-properties fo:margin-bottom="4.308668881600000pt" fo:margin-left="4.308668881600000pt" fo:margin-right="4.308668881600000pt" fo:margin-top="4.308668881600000pt" fo:text-indent="0.000000000000000pt" style:tab-stop-distance="35.461478755799995pt" style:writing-mode="page">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lor="#000000" fo:country="US" fo:font-family="Verdana, sans-serif" fo:font-size="10.000000000000000pt" fo:language="en"/>
    </style:style>
    <style:style style:name="Caption" style:display-name="Caption" style:family="paragraph">
      <style:paragraph-properties fo:margin-bottom="6.009459229600000pt" fo:margin-left="4.308668881600000pt" fo:margin-right="4.308668881600000pt" fo:margin-top="6.009459229600000pt" fo:text-indent="0.000000000000000pt" style:tab-stop-distance="35.461478755799995pt" style:writing-mode="page"/>
      <style:text-properties fo:color="#000000" fo:country="US" fo:font-family="Verdana, sans-serif" fo:font-size="12.000000000000000pt" fo:font-style="italic" fo:language="en"/>
    </style:style>
    <style:style style:name="Table_20Contents" style:display-name="Table Contents" style:family="paragraph">
      <style:paragraph-properties fo:margin-bottom="0.000000000000000pt" fo:margin-left="0.000000000000000pt" fo:margin-right="0.000000000000000pt" fo:margin-top="0.000000000000000pt" fo:text-indent="0.000000000000000pt" style:tab-stop-distance="35.461478755799995pt" style:writing-mode="page"/>
      <style:text-properties fo:color="#000000" fo:country="US" fo:font-family="Verdana, sans-serif" fo:font-size="10.000000000000000pt" fo:language="en"/>
    </style:style>
    <style:style style:name="Heading_201" style:display-name="Heading 1"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writing-mode="page"/>
      <style:text-properties fo:color="#000000" fo:country="US" fo:font-family="Times New Roman" fo:font-size="24.000000000000000pt" fo:font-weight="bold" fo:language="en"/>
    </style:style>
    <style:style style:name="Heading" style:display-name="Heading"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writing-mode="page"/>
      <style:text-properties fo:color="#000000" fo:country="US" fo:font-family="Albany" fo:font-size="14.000000000000000pt" fo:language="en"/>
    </style:style>
    <style:style style:name="Header" style:display-name="Header" style:family="paragraph">
      <style:paragraph-properties fo:margin-bottom="4.308668881600000pt" fo:margin-left="4.308668881600000pt" fo:margin-right="4.308668881600000pt" fo:margin-top="4.308668881600000pt" fo:text-indent="0.000000000000000pt" style:tab-stop-distance="35.461478755799995pt" style:writing-mode="page">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lor="#000000" fo:country="US" fo:font-family="Verdana, sans-serif" fo:font-size="10.000000000000000pt" fo:language="en"/>
    </style:style>
    <style:style style:name="Bullet_20Symbols" style:display-name="Bullet Symbols" style:family="text">
      <style:text-properties fo:font-family="StarSymbol" fo:font-size="9.000000000000000pt"/>
    </style:style>
    <style:style style:name="Endnote_20Symbol" style:display-name="Endnote Symbol" style:family="text"/>
    <style:style style:name="Internet_20link" style:display-name="Internet link" style:family="text">
      <style:text-properties fo:color="#000080" style:text-underline-style="solid" style:text-underline-type="single" style:text-underline-width="auto"/>
    </style:style>
    <style:style style:name="Footnote_20Symbol" style:display-name="Footnote Symbol" style:family="text"/>
  </office:styles>
  <office:automatic-styles>
    <style:page-layout style:name="pm1" style:page-usage="all">
      <style:page-layout-properties fo:margin-bottom="72.000124732000003pt" fo:margin-left="90.000155914999993pt" fo:margin-right="90.000155914999993pt" fo:margin-top="72.000124732000003pt" fo:page-height="792.001372051999965pt" fo:page-width="612.001060221999978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62875754199990pt" fo:page-width="595.248275294199971pt" style:print-orientation="portrait">
    
   </style:page-layout-properties>
    </style:page-layout>
    <style:page-layout style:name="pm3" style:page-usage="all">
      <style:page-layout-properties fo:margin-bottom="28.346505799999999pt" fo:margin-left="56.693011599999998pt" fo:margin-right="28.346505799999999pt" fo:margin-top="28.346505799999999pt" fo:page-height="792.001372051999965pt" fo:page-width="612.001060221999978pt" style:print-orientation="portrait">
    
   </style:page-layout-properties>
    </style:page-layout>
  </office:automatic-styles>
  <office:master-styles>
    <style:master-page style:name="Endnote" style:page-layout-name="pm1"/>
    <style:master-page style:name="Standard1" style:page-layout-name="pm2"/>
    <style:master-page style:name="HTML" style:page-layout-name="pm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Unbekannt</meta:initial-creator>
    <meta:editing-cycles>7</meta:editing-cycles>
    <dc:date>2010-08-19T14:23:03</dc:date>
    <meta:creation-date>2008-08-13T14:33:29</meta:creation-date>
    <dc:creator>Tamino Dauth</dc:creator>
  </office:meta>
</office:document-meta>
</file>